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var devsite-code-font-family" svg:font-family="'var devsite-code-font-family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335in" loext:contextual-spacing="false" fo:orphans="2" fo:widows="2" fo:text-indent="0in" style:auto-text-indent="false"/>
    </style:style>
    <style:style style:name="P2" style:family="paragraph" style:parent-style-name="Heading_20_1">
      <style:paragraph-properties fo:margin-left="0in" fo:margin-right="0in" fo:margin-top="0in" fo:margin-bottom="0.133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4" style:family="paragraph" style:parent-style-name="Heading_20_1">
      <style:paragraph-properties fo:margin-left="0in" fo:margin-right="0in" fo:margin-top="0.2in" fo:margin-bottom="0.133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</style:style>
    <style:style style:name="P5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6" style:family="paragraph" style:parent-style-name="Text_20_body" style:list-style-name="L1">
      <style:paragraph-properties fo:margin-top="0in" fo:margin-bottom="0.1335in" loext:contextual-spacing="false" fo:orphans="2" fo:widows="2"/>
    </style:style>
    <style:style style:name="P7" style:family="paragraph" style:parent-style-name="Text_20_body" style:list-style-name="L1">
      <style:paragraph-properties fo:margin-top="0in" fo:margin-bottom="0.1335in" loext:contextual-spacing="false" fo:orphans="2" fo:widows="2"/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P8" style:family="paragraph" style:parent-style-name="Text_20_body" style:list-style-name="L2">
      <style:paragraph-properties fo:margin-top="0in" fo:margin-bottom="0.1335in" loext:contextual-spacing="false" fo:orphans="2" fo:widows="2"/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P9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1335in" loext:contextual-spacing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0f6364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16d8b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47546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627a6"/>
    </style:style>
    <style:style style:name="P17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paragraph-rsid="000e4ee7"/>
    </style:style>
    <style:style style:name="P18" style:family="paragraph" style:parent-style-name="Preformatted_20_Text" style:list-style-name="L1">
      <style:paragraph-properties fo:margin-top="0in" fo:margin-bottom="0.1335in" loext:contextual-spacing="false" fo:orphans="2" fo:widows="2"/>
    </style:style>
    <style:style style:name="T1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0e4ee7" style:text-blinking="false" fo:background-color="transparent" loext:char-shading-value="0"/>
    </style:style>
    <style:style style:name="T3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0f6364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16d8b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1bf92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304fe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47546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627a6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6961a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fo:color="#24292f" style:text-line-through-style="none" style:text-line-through-type="none" style:font-name="apple-system" fo:font-size="9.60000038146973pt" fo:letter-spacing="normal" fo:font-style="normal" style:text-underline-style="none" fo:font-weight="normal" officeooo:rsid="0018854b" style:text-blinking="false" fo:background-color="transparent" loext:char-shading-value="0"/>
    </style:style>
    <style:style style:name="T11" style:family="text">
      <style:text-properties fo:font-variant="normal" fo:text-transform="none" fo:color="#24292f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4292f" style:text-line-through-style="none" style:text-line-through-type="none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24292f" style:text-line-through-style="none" style:text-line-through-type="none" fo:font-size="9.60000038146973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24292f" style:text-line-through-style="none" style:text-line-through-type="none" fo:font-size="9.60000038146973pt" fo:letter-spacing="normal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24292f" style:text-line-through-style="none" style:text-line-through-type="none" fo:font-size="9.60000038146973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24292f" style:text-line-through-style="none" style:text-line-through-type="none" style:font-name="var devsite-code-font-family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24292f" style:text-line-through-style="none" style:text-line-through-type="none" style:font-name="var devsite-code-font-family" fo:font-size="9.60000038146973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24292f" style:text-line-through-style="none" style:text-line-through-type="none" style:font-name="var devsite-code-font-family" fo:font-size="9.60000038146973pt" fo:letter-spacing="normal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24292f" style:text-line-through-style="none" style:text-line-through-type="none" style:font-name="var devsite-code-font-family" fo:font-size="9.60000038146973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24292f" style:font-name="apple-system" fo:letter-spacing="normal" fo:font-style="normal" fo:font-weight="normal"/>
    </style:style>
    <style:style style:name="T21" style:family="text"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T22" style:family="text">
      <style:text-properties fo:font-variant="normal" fo:text-transform="none" fo:color="#24292f" style:font-name="apple-system" fo:font-size="9.60000038146973pt" fo:letter-spacing="normal" fo:font-style="normal" fo:font-weight="normal" officeooo:rsid="000e4ee7"/>
    </style:style>
    <style:style style:name="T23" style:family="text">
      <style:text-properties fo:font-variant="normal" fo:text-transform="none" fo:color="#24292f" style:font-name="ui-monospace" fo:font-size="7.80000019073486pt" fo:letter-spacing="normal" fo:font-style="normal" fo:font-weight="normal" fo:background-color="transparent" loext:char-shading-value="0" loext:padding="0in" loext:border="none"/>
    </style:style>
    <style:style style:name="T24" style:family="text">
      <style:text-properties fo:font-variant="normal" fo:text-transform="none" fo:color="#24292f" style:font-name="ui-monospace" fo:font-size="7.80000019073486pt" fo:letter-spacing="normal" fo:font-style="normal" fo:font-weight="normal" officeooo:rsid="000db4d5" fo:background-color="transparent" loext:char-shading-value="0" loext:padding="0in" loext:border="none"/>
    </style:style>
    <style:style style:name="T25" style:family="text">
      <style:text-properties fo:font-variant="normal" fo:text-transform="none" fo:color="#24292f" style:font-name="ui-monospace" fo:font-size="7.80000019073486pt" fo:letter-spacing="normal" fo:font-style="normal" fo:font-weight="normal" officeooo:rsid="000e17e4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7.80000019073486pt" fo:letter-spacing="normal" fo:font-style="normal" fo:font-weight="normal" officeooo:rsid="000f6364" fo:background-color="transparent" loext:char-shading-value="0" loext:padding="0in" loext:border="none"/>
    </style:style>
    <style:style style:name="T27" style:family="text">
      <style:text-properties fo:font-variant="normal" fo:text-transform="none" fo:color="#24292f" fo:letter-spacing="normal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uying a domain</text:h>
      <text:p text:style-name="P1"><text:a xlink:type="simple" xlink:href="https://domains.google/#/" text:style-name="Internet_20_link" text:visited-style-name="Visited_20_Internet_20_Link"><text:span text:style-name="T1">https://domains.google/#/</text:span></text:a></text:p>
      <text:h text:style-name="P4" text:outline-level="1"><text:bookmark text:name="user-content-deploying-to-google-cloud"/><text:span text:style-name="T20">deploying to </text:span><text:a xlink:type="simple" xlink:href="https://cloud.google.com/" text:style-name="Internet_20_link" text:visited-style-name="Visited_20_Internet_20_Link"><text:span text:style-name="T11">Google Cloud</text:span></text:a></text:h>
      <text:list xml:id="list1908639319" text:style-name="L1">
        <text:list-item>
          <text:p text:style-name="P6"><text:a xlink:type="simple" xlink:href="https://cloud.google.com/appengine/docs/go/download" text:style-name="Internet_20_link" text:visited-style-name="Visited_20_Internet_20_Link"><text:span text:style-name="T1">install google appengine</text:span></text:a></text:p>
          <text:p text:style-name="P6"><text:a xlink:type="simple" xlink:href="https://cloud.google.com/appengine/docs/standard/go/setting-up-environment" text:style-name="Internet_20_link" text:visited-style-name="Visited_20_Internet_20_Link"><text:span text:style-name="T10">h</text:span></text:a><text:a xlink:type="simple" xlink:href="https://cloud.google.com/appengine/docs/standard/go/setting-up-environment" text:style-name="Internet_20_link" text:visited-style-name="Visited_20_Internet_20_Link"><text:span text:style-name="T1">ttps://cloud.google.com/appengine/docs/standard/go/setting-up-environment</text:span></text:a></text:p>
          <text:p text:style-name="P18"><text:span text:style-name="Source_20_Text"><text:span text:style-name="T15">gcloud components install app-engine-</text:span></text:span><text:span text:style-name="Source_20_Text"><text:span text:style-name="T17">go</text:span></text:span></text:p>
          <text:list>
            <text:list-item>
              <text:p text:style-name="P9">configure environment PATH variables</text:p>
            </text:list-item>
          </text:list>
        </text:list-item>
        <text:list-item>
          <text:p text:style-name="P7">google cloud developer console</text:p>
          <text:list>
            <text:list-item>
              <text:p text:style-name="P9">create a project</text:p>
            </text:list-item>
            <text:list-item>
              <text:p text:style-name="P9">get the project ID</text:p>
            </text:list-item>
          </text:list>
        </text:list-item>
        <text:list-item>
          <text:p text:style-name="P7">set your go version in the app.yaml file</text:p>
        </text:list-item>
      </text:list>
      <text:p text:style-name="P3"><text:span text:style-name="Source_20_Text"><text:span text:style-name="T23">runtime: go1</text:span></text:span><text:span text:style-name="Source_20_Text"><text:span text:style-name="T24">16</text:span></text:span></text:p>
      <text:p text:style-name="P5"><text:span text:style-name="Source_20_Text"><text:span text:style-name="T23">handlers:</text:span></text:span></text:p>
      <text:p text:style-name="P5"><text:span text:style-name="Source_20_Text"><text:span text:style-name="T23">- url: /.*</text:span></text:span></text:p>
      <text:p text:style-name="P5"><text:span text:style-name="Source_20_Text"><text:span text:style-name="T27"><text:s text:c="2"/></text:span></text:span><text:span text:style-name="Source_20_Text"><text:span text:style-name="T23">script: auto</text:span></text:span></text:p>
      <text:p text:style-name="P5"><text:span text:style-name="Source_20_Text"><text:span text:style-name="T27"><text:s text:c="2"/></text:span></text:span><text:span text:style-name="Source_20_Text"><text:span text:style-name="T23">secure: always</text:span></text:span></text:p>
      <text:list xml:id="list3005516569" text:style-name="L2">
        <text:list-item>
          <text:p text:style-name="P8">deploy to that project. update --project with your project-id</text:p>
        </text:list-item>
      </text:list>
      <text:p text:style-name="P3"><text:span text:style-name="Source_20_Text"><text:span text:style-name="T23">gcloud config set account </text:span></text:span><text:a xlink:type="simple" xlink:href="mailto:epylkkan@gmail.com" text:style-name="Internet_20_link" text:visited-style-name="Visited_20_Internet_20_Link"><text:span text:style-name="Source_20_Text">epylkkan@gmail.com</text:span></text:a></text:p>
      <text:p text:style-name="P3"><text:span text:style-name="Source_20_Text"><text:span text:style-name="T23">gcloud config set project red-road-339811 // </text:span></text:span><text:span text:style-name="Source_20_Text"><text:span text:style-name="T25">project ID for ep-appengine</text:span></text:span></text:p>
      <text:p text:style-name="P3"><text:span text:style-name="Source_20_Text"><text:span text:style-name="T23">gcloud app deploy app.yaml --project=red-road-339811 -v 1</text:span></text:span></text:p>
      <text:p text:style-name="P13"><text:span text:style-name="Source_20_Text"><text:span text:style-name="T26"/></text:span></text:p>
      <text:p text:style-name="P14"><text:span text:style-name="Source_20_Text"><text:span text:style-name="T26">See, </text:span></text:span><text:a xlink:type="simple" xlink:href="https://red-road-339811.lm.r.appspot.com/" text:style-name="Internet_20_link" text:visited-style-name="Visited_20_Internet_20_Link"><text:span text:style-name="Source_20_Text">https://red-road-339811.lm.r.appspot.com</text:span></text:a><text:span text:style-name="Source_20_Text"><text:span text:style-name="T3"> </text:span></text:span><text:span text:style-name="Source_20_Text"><text:span text:style-name="T4">or </text:span></text:span><text:span text:style-name="Source_20_Text"><text:span text:style-name="T6">r</text:span></text:span><text:a xlink:type="simple" xlink:href="https://red-road-339811.lm.r.appspot.com/" text:style-name="Internet_20_link" text:visited-style-name="Visited_20_Internet_20_Link"><text:span text:style-name="Source_20_Text"><text:span text:style-name="T3">ed-road-339811.appspot.com</text:span></text:span></text:a></text:p>
      <text:p text:style-name="P15"><text:span text:style-name="Source_20_Text"><text:span text:style-name="T5">DNS: </text:span></text:span></text:p>
      <text:p text:style-name="P15"><text:a xlink:type="simple" xlink:href="https://cloud.google.com/appengine/docs/standard/python/mapping-custom-domains" text:style-name="Internet_20_link" text:visited-style-name="Visited_20_Internet_20_Link"><text:span text:style-name="Source_20_Text"><text:span text:style-name="T5">https://cloud.google.com/appengine/docs/standard/python/mapping-custom-domains</text:span></text:span></text:a></text:p>
      <text:p text:style-name="P15"><text:span text:style-name="Source_20_Text"><text:span text:style-name="T7">Cloud console: </text:span></text:span></text:p>
      <text:p text:style-name="P16"><text:span text:style-name="Source_20_Text"><text:span text:style-name="T8">App Engine → Settings → </text:span></text:span><text:span text:style-name="Source_20_Text"><text:span text:style-name="T9">Custom Domains</text:span></text:span></text:p>
      <text:p text:style-name="P13"><text:span text:style-name="Source_20_Text"><text:span text:style-name="T3"/></text:span></text:p>
      <text:p text:style-name="P3"><text:span text:style-name="Source_20_Text"><text:span text:style-name="T23">//gcloud app deploy app.yaml --project=&lt;YOUR_PROJECT_ID&gt; <text:s/>-v 1</text:span></text:span></text:p>
      <text:p text:style-name="P5"><text:span text:style-name="Source_20_Text"><text:span text:style-name="T23">//my example:</text:span></text:span></text:p>
      <text:p text:style-name="P17"><text:span text:style-name="Source_20_Text"><text:span text:style-name="T23">//gcloud app deploy --project temp-137512</text:span></text:span><text:span text:style-name="T21">view your projec</text:span><text:span text:style-name="T22">t</text:span></text:p>
      <text:p text:style-name="P17"><text:span text:style-name="T2">// </text:span><text:a xlink:type="simple" xlink:href="http://your_project_id.appspot.com/" text:style-name="Internet_20_link" text:visited-style-name="Visited_20_Internet_20_Link"><text:span text:style-name="T1">http://YOUR_PROJECT_ID.appspot.com/</text:span></text:a></text:p>
      <text:p text:style-name="P1"><text:span text:style-name="T21">//example </text:span><text:a xlink:type="simple" xlink:href="http://temp-145415.appspot.com/" text:style-name="Internet_20_link" text:visited-style-name="Visited_20_Internet_20_Link"><text:span text:style-name="T1">http://temp-145415.appspot.com/</text:span></text:a></text:p>
      <text:p text:style-name="P11"><text:span text:style-name="T21">//change DNS info at google domains point your domain to your appengine projec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var devsite-code-font-family" svg:font-family="'var devsite-code-font-family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3:21:02.871000000</meta:creation-date>
    <dc:date>2022-01-30T15:20:51.572000000</dc:date>
    <meta:editing-duration>PT36M11S</meta:editing-duration>
    <meta:editing-cycles>12</meta:editing-cycles>
    <meta:generator>Neat_Office/6.2.8.2$Windows_x86 LibreOffice_project/</meta:generator>
    <meta:document-statistic meta:table-count="0" meta:image-count="0" meta:object-count="0" meta:page-count="1" meta:paragraph-count="31" meta:word-count="141" meta:character-count="1151" meta:non-whitespace-character-count="1047"/>
  </office:meta>
</office:document-meta>
</file>